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893cm" fo:margin-left="0.095cm" table:align="left"/>
    </style:style>
    <style:style style:name="Tabelle1.A" style:family="table-column">
      <style:table-column-properties style:column-width="16.893cm"/>
    </style:style>
    <style:style style:name="Tabelle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a67c5" officeooo:paragraph-rsid="001a67c5"/>
    </style:style>
    <style:style style:name="P2" style:family="paragraph" style:parent-style-name="Standard">
      <style:text-properties fo:font-weight="bold" officeooo:rsid="001a67c5" officeooo:paragraph-rsid="001cb6c8" style:font-weight-asian="bold" style:font-weight-complex="bold"/>
    </style:style>
    <style:style style:name="P3" style:family="paragraph" style:parent-style-name="Standard">
      <style:text-properties officeooo:rsid="001a67c5" officeooo:paragraph-rsid="001cb6c8"/>
    </style:style>
    <style:style style:name="P4" style:family="paragraph" style:parent-style-name="Standard">
      <style:text-properties officeooo:rsid="001cb6c8" officeooo:paragraph-rsid="001cb6c8"/>
    </style:style>
    <style:style style:name="P5" style:family="paragraph" style:parent-style-name="Standard">
      <style:text-properties fo:font-weight="bold" officeooo:rsid="001de663" officeooo:paragraph-rsid="001de663" style:font-weight-asian="bold" style:font-weight-complex="bold"/>
    </style:style>
    <style:style style:name="P6" style:family="paragraph" style:parent-style-name="Standard">
      <style:text-properties officeooo:rsid="001de663" officeooo:paragraph-rsid="001de663"/>
    </style:style>
    <style:style style:name="P7" style:family="paragraph" style:parent-style-name="Standard">
      <style:text-properties officeooo:rsid="001a67c5" officeooo:paragraph-rsid="001c6231"/>
    </style:style>
    <style:style style:name="P8" style:family="paragraph" style:parent-style-name="Standard">
      <style:text-properties officeooo:rsid="001c6231" officeooo:paragraph-rsid="001c6231"/>
    </style:style>
    <style:style style:name="P9" style:family="paragraph" style:parent-style-name="Standard">
      <style:text-properties officeooo:rsid="00200788" officeooo:paragraph-rsid="00200788"/>
    </style:style>
    <style:style style:name="P10" style:family="paragraph" style:parent-style-name="Standard">
      <style:text-properties fo:color="#ff0000" loext:opacity="100%" officeooo:rsid="001c6231" officeooo:paragraph-rsid="001c6231"/>
    </style:style>
    <style:style style:name="T1" style:family="text">
      <style:text-properties officeooo:rsid="001cb6c8"/>
    </style:style>
    <style:style style:name="T2" style:family="text">
      <style:text-properties officeooo:rsid="001e614c"/>
    </style:style>
    <style:style style:name="T3" style:family="text">
      <style:text-properties officeooo:rsid="001c6231"/>
    </style:style>
    <style:style style:name="T4" style:family="text">
      <style:text-properties officeooo:rsid="00200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2.05.2026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">- Was macht dir auf Arbeit Spaß?</text:p>
            <text:p text:style-name="P3"/>
            <text:p text:style-name="P3">Auf Arbeit macht mir Spaß, dass …</text:p>
            <text:p text:style-name="P3">ich die Möglichkeit habe, Deutsch zu sprechen.</text:p>
            <text:p text:style-name="P3"/>
            <text:p text:style-name="P3">Auf Arbeit macht mir Spaß, dass …</text:p>
            <text:p text:style-name="P4">ich die Möglichkeit habe neue Erfahrungen zu machen.</text:p>
            <text:p text:style-name="P4">Das hilft mir in Deutschland eine neue Arbeit zu finden.</text:p>
            <text:p text:style-name="P4">- Ist deine Arbeit okay?</text:p>
            <text:p text:style-name="P4">- Ja, aber ich wünsche mir, eine bessere zu finden?</text:p>
            <text:p text:style-name="P4"/>
            <text:p text:style-name="P2">- Was macht dir auf Arbeit <text:span text:style-name="T1">keinen </text:span>Spaß?</text:p>
            <text:p text:style-name="P3"/>
            <text:p text:style-name="P4">Mir macht es keinen Spaß, wenn die Arbeit …</text:p>
            <text:p text:style-name="P4">… keine Organisation hat.</text:p>
            <text:p text:style-name="P4">Es macht mir keinen Spaß, wenn mir nicht richtig gesagt wird,</text:p>
            <text:p text:style-name="P4">was ich tuen soll und mir hinterher gesagt wird, dass ich einen Fehler gemacht habe.</text:p>
            <text:p text:style-name="P4"/>
            <text:p text:style-name="P5">Was macht Spaß?</text:p>
            <text:p text:style-name="P6">Tätigkeiten oder Aktivitäten machen Spaß.</text:p>
            <text:p text:style-name="P6"/>
            <text:p text:style-name="P6">Dinge und Obje<text:span text:style-name="T2">k</text:span>te „gefallen“!</text:p>
          </table:table-cell>
        </table:table-row>
      </table:table>
      <text:p text:style-name="P1"/>
      <text:p text:style-name="P1">- Kannst du mir drei Punkte nennen?</text:p>
      <text:p text:style-name="P1"/>
      <text:p text:style-name="P1">Auf Arbeit macht mir Spaß, dass …</text:p>
      <text:p text:style-name="P1">ich die Möglichkeit habe, Deutsch zu sprechen.</text:p>
      <text:p text:style-name="P1"/>
      <text:p text:style-name="P1">jemanden/etwas kennenlernen (Fehler → Sie sagt immer „mit … jemanden kennenlernen)</text:p>
      <text:p text:style-name="P7">jemanden/etwas kennenlernen (Fehler → <text:span text:style-name="T3">ohne</text:span> „mit … jemanden kennenlernen“)</text:p>
      <text:p text:style-name="P7"/>
      <text:p text:style-name="P8">Auf meiner Arbeit, habe ich die Möglichkeit …</text:p>
      <text:p text:style-name="P8"/>
      <text:p text:style-name="P8"/>
      <text:p text:style-name="P9">Dinge die gelernt werden müssen.</text:p>
      <text:p text:style-name="P9">Wiederholen - Spaß machen und gefallen</text:p>
      <text:p text:style-name="P9">- fragen zu ... / antworten auf ...</text:p>
      <text:p text:style-name="P10">Zeit / Ort <text:span text:style-name="T1">Verb <text:line-break/></text:span><text:span text:style-name="T4">jemanden kennenlernen</text:span></text:p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2T10:59:27.762719200</meta:creation-date>
    <dc:date>2026-05-02T11:22:17.112057600</dc:date>
    <meta:editing-duration>PT22M47S</meta:editing-duration>
    <meta:editing-cycles>6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27" meta:word-count="195" meta:character-count="1131" meta:non-whitespace-character-count="962"/>
  </office:meta>
</office:document-meta>
</file>